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7.193cm" style:rel-column-width="27728*"/>
    </style:style>
    <style:style style:name="Tableau6.B" style:family="table-column">
      <style:table-column-properties style:column-width="9.807cm" style:rel-column-width="37807*"/>
    </style:style>
    <style:style style:name="Tableau6.1" style:family="table-row">
      <style:table-row-properties style:min-row-height="1.49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7.616cm" style:rel-column-width="29360*"/>
    </style:style>
    <style:style style:name="Tableau3.B" style:family="table-column">
      <style:table-column-properties style:column-width="0.799cm" style:rel-column-width="3080*"/>
    </style:style>
    <style:style style:name="Tableau3.C" style:family="table-column">
      <style:table-column-properties style:column-width="8.585cm" style:rel-column-width="33095*"/>
    </style:style>
    <style:style style:name="Tableau3.A1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ans" officeooo:rsid="00254f71" officeooo:paragraph-rsid="0010cbb1"/>
    </style:style>
    <style:style style:name="P2" style:family="paragraph" style:parent-style-name="Table_20_Contents">
      <style:text-properties style:font-name="Liberation Sans" officeooo:rsid="00254f71" officeooo:paragraph-rsid="001ba83f"/>
    </style:style>
    <style:style style:name="P3" style:family="paragraph" style:parent-style-name="Table_20_Contents">
      <style:text-properties style:font-name="Liberation Sans" officeooo:paragraph-rsid="0010cbb1"/>
    </style:style>
    <style:style style:name="P4" style:family="paragraph" style:parent-style-name="Table_20_Contents">
      <style:text-properties officeooo:paragraph-rsid="00176472"/>
    </style:style>
    <style:style style:name="P5" style:family="paragraph" style:parent-style-name="Standard">
      <style:text-properties officeooo:paragraph-rsid="0010cbb1"/>
    </style:style>
    <style:style style:name="P6" style:family="paragraph" style:parent-style-name="Standard">
      <style:text-properties style:font-name="Liberation Sans" fo:font-size="10pt" officeooo:paragraph-rsid="0010cbb1" style:font-size-asian="10pt" style:font-size-complex="10pt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010cbb1" officeooo:paragraph-rsid="0010cbb1"/>
    </style:style>
    <style:style style:name="P8" style:family="paragraph" style:parent-style-name="Standard">
      <style:paragraph-properties style:shadow="none">
        <style:tab-stops/>
      </style:paragraph-properties>
      <style:text-properties officeooo:paragraph-rsid="0010cbb1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8pt" officeooo:rsid="00daa6d0" officeooo:paragraph-rsid="00176472" style:font-size-asian="8pt" style:font-size-complex="8pt"/>
    </style:style>
    <style:style style:name="P10" style:family="paragraph" style:parent-style-name="Header">
      <style:text-properties style:font-name="Liberation Sans" officeooo:rsid="00254f71" officeooo:paragraph-rsid="0010cbb1"/>
    </style:style>
    <style:style style:name="P11" style:family="paragraph" style:parent-style-name="Header">
      <style:text-properties style:font-name="Liberation Sans" fo:font-size="10pt" officeooo:rsid="00254f71" officeooo:paragraph-rsid="0010cbb1" style:font-size-asian="10pt" style:font-size-complex="10pt"/>
    </style:style>
    <style:style style:name="P12" style:family="paragraph" style:parent-style-name="Title">
      <style:text-properties officeooo:paragraph-rsid="00176472"/>
    </style:style>
    <style:style style:name="P13" style:family="paragraph" style:parent-style-name="Standard" style:master-page-name="First_20_Page">
      <style:paragraph-properties style:page-number="auto" style:shadow="none">
        <style:tab-stops/>
      </style:paragraph-properties>
      <style:text-properties officeooo:paragraph-rsid="0010cbb1"/>
    </style:style>
    <style:style style:name="P14" style:family="paragraph" style:parent-style-name="Standard">
      <style:paragraph-properties fo:text-align="center" style:justify-single-word="false"/>
      <style:text-properties style:font-name="Liberation Sans" officeooo:rsid="001f8bd2" officeooo:paragraph-rsid="0010cbb1"/>
    </style:style>
    <style:style style:name="P15" style:family="paragraph" style:parent-style-name="Standard">
      <style:paragraph-properties fo:text-align="start" style:justify-single-word="false"/>
      <style:text-properties style:font-name="Liberation Sans" officeooo:rsid="001f8bd2" officeooo:paragraph-rsid="0010cbb1"/>
    </style:style>
    <style:style style:name="P16" style:family="paragraph" style:parent-style-name="Standard">
      <style:text-properties style:font-name="Liberation Sans" fo:font-size="10pt" officeooo:paragraph-rsid="0010cbb1" style:font-size-asian="10pt" style:font-size-complex="10pt"/>
    </style:style>
    <style:style style:name="P17" style:family="paragraph" style:parent-style-name="Standard">
      <style:text-properties style:font-name="Liberation Sans" fo:font-size="10pt" fo:font-weight="normal" officeooo:rsid="002605ee" officeooo:paragraph-rsid="002605ee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weight="bold" officeooo:rsid="002605ee" officeooo:paragraph-rsid="0027fb5b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weight="normal" officeooo:rsid="001f8bd2" officeooo:paragraph-rsid="00242a18" style:font-weight-asian="normal" style:font-weight-complex="normal"/>
    </style:style>
    <style:style style:name="P20" style:family="paragraph" style:parent-style-name="Standard">
      <style:text-properties style:font-name="Liberation Sans" fo:font-weight="normal" officeooo:paragraph-rsid="0010cbb1" style:font-weight-asian="normal" style:font-weight-complex="normal"/>
    </style:style>
    <style:style style:name="P21" style:family="paragraph" style:parent-style-name="Standard">
      <style:text-properties style:font-name="Liberation Sans" fo:font-weight="normal" officeooo:rsid="00242a18" officeooo:paragraph-rsid="00242a1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weight="normal" officeooo:rsid="002605ee" officeooo:paragraph-rsid="0027fb5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officeooo:rsid="002605ee" officeooo:paragraph-rsid="002605ee"/>
    </style:style>
    <style:style style:name="P24" style:family="paragraph" style:parent-style-name="Header">
      <style:text-properties style:font-name="Liberation Sans" fo:font-size="10pt" officeooo:rsid="00222826" officeooo:paragraph-rsid="0010cbb1" style:font-size-asian="10pt" style:font-size-complex="10pt"/>
    </style:style>
    <style:style style:name="P25" style:family="paragraph" style:parent-style-name="Header">
      <style:text-properties style:font-name="Liberation Sans" fo:font-size="10pt" fo:font-weight="normal" officeooo:rsid="00222826" officeooo:paragraph-rsid="00242a18" style:font-size-asian="10pt" style:font-weight-asian="normal" style:font-size-complex="10pt" style:font-weight-complex="normal"/>
    </style:style>
    <style:style style:name="P26" style:family="paragraph" style:parent-style-name="Header">
      <style:paragraph-properties fo:text-align="start" style:justify-single-word="false"/>
      <style:text-properties style:font-name="Liberation Sans" fo:font-size="12pt" officeooo:rsid="00254f71" officeooo:paragraph-rsid="002605ee" style:font-size-asian="12pt" style:font-size-complex="12pt"/>
    </style:style>
    <style:style style:name="P27" style:family="paragraph" style:parent-style-name="Title">
      <style:text-properties officeooo:paragraph-rsid="00176472"/>
    </style:style>
    <style:style style:name="P28" style:family="paragraph" style:parent-style-name="Heading_20_2">
      <style:paragraph-properties fo:text-align="center" style:justify-single-word="false"/>
      <style:text-properties fo:font-size="16pt" officeooo:paragraph-rsid="00158887" style:font-size-asian="16pt" style:font-size-complex="16pt"/>
    </style:style>
    <style:style style:name="T1" style:family="text">
      <style:text-properties style:font-name="Arial" fo:font-size="8pt" officeooo:rsid="00d2f3b4" style:font-size-asian="8pt" style:font-size-complex="8pt"/>
    </style:style>
    <style:style style:name="T2" style:family="text">
      <style:text-properties style:font-name="Arial" fo:font-size="8pt" officeooo:rsid="00daa6d0" style:font-size-asian="8pt" style:font-size-complex="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8e5f" style:font-weight-asian="normal" style:font-weight-complex="normal"/>
    </style:style>
    <style:style style:name="T5" style:family="text">
      <style:text-properties fo:font-weight="normal" officeooo:rsid="002cddb3" style:font-weight-asian="normal" style:font-weight-complex="normal"/>
    </style:style>
    <style:style style:name="T6" style:family="text">
      <style:text-properties fo:font-weight="normal" officeooo:rsid="00222826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b0e77" style:font-weight-asian="bold" style:font-weight-complex="bold"/>
    </style:style>
    <style:style style:name="T9" style:family="text">
      <style:text-properties fo:font-weight="bold" officeooo:rsid="0013cddc" style:font-weight-asian="bold" style:font-weight-complex="bold"/>
    </style:style>
    <style:style style:name="T10" style:family="text">
      <style:text-properties fo:font-weight="bold" officeooo:rsid="00222826" style:font-weight-asian="bold" style:font-weight-complex="bold"/>
    </style:style>
    <style:style style:name="T11" style:family="text">
      <style:text-properties fo:font-weight="bold" officeooo:rsid="00148e5f" style:font-weight-asian="bold" style:font-weight-complex="bold"/>
    </style:style>
    <style:style style:name="T12" style:family="text">
      <style:text-properties fo:font-weight="bold" officeooo:rsid="002605ee" style:font-weight-asian="bold" style:font-weight-complex="bold"/>
    </style:style>
    <style:style style:name="T13" style:family="text">
      <style:text-properties fo:font-size="8pt" officeooo:rsid="00d936c0" style:font-size-asian="8pt" style:font-size-complex="8pt"/>
    </style:style>
    <style:style style:name="T14" style:family="text">
      <style:text-properties officeooo:rsid="0013b5d6"/>
    </style:style>
    <style:style style:name="T15" style:family="text">
      <style:text-properties officeooo:rsid="00242a18"/>
    </style:style>
    <style:style style:name="T16" style:family="text">
      <style:text-properties fo:font-size="10pt" officeooo:rsid="00148e5f" style:font-size-asian="10pt" style:font-size-complex="10pt"/>
    </style:style>
    <style:style style:name="T17" style:family="text">
      <style:text-properties fo:font-size="10pt" fo:font-weight="bold" officeooo:rsid="00148e5f" style:font-size-asian="10pt" style:font-weight-asian="bold" style:font-size-complex="10pt" style:font-weight-complex="bold"/>
    </style:style>
    <style:style style:name="T18" style:family="text">
      <style:text-properties officeooo:rsid="00222826"/>
    </style:style>
    <style:style style:name="T19" style:family="text">
      <style:text-properties fo:font-size="16pt" fo:font-weight="bold" officeooo:rsid="002b0e77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siren]" text:name="py3o.o.company_id.siren"/>
        <text:user-field-decl office:value-type="string" office:string-value="[agreement]" text:name="py3o.o.company_id.training_agreement"/>
        <text:user-field-decl office:value-type="string" office:string-value="[trainer]" text:name="py3o.o.trainer_id.name"/>
        <text:user-field-decl office:value-type="string" office:string-value="[training_name]" text:name="py3o.o.name"/>
        <text:user-field-decl office:value-type="string" office:string-value="[duration]" text:name="py3o.o.duration"/>
        <text:user-field-decl office:value-type="string" office:string-value="[auditor_name]" text:name="py3o.aud.name"/>
        <text:user-field-decl office:value-type="string" office:string-value="[auditor_company]" text:name="py3o.aud.parent_id.name"/>
        <text:user-field-decl office:value-type="string" office:string-value="[company_name]" text:name="py3o.o.company_id.partner_id.name"/>
        <text:user-field-decl office:value-type="string" office:string-value="[content]" text:name="py3o.o.content"/>
      </text:user-field-decls>
      <text:p text:style-name="P13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8"><text:a xlink:type="simple" xlink:href="py3o://with=%22lang=obj.partner_id.lang%20or%20'en_US'%22" text:style-name="Internet_20_link" text:visited-style-name="Visited_20_Internet_20_Link"><text:span text:style-name="T1">with="lang=obj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13">with="o=obj.with_context(lang=lang)"</text:span></text:a></text:p>
      <text:p text:style-name="P7"><text:a xlink:type="simple" xlink:href="py3o://function=%22setLang(lang)%22" text:style-name="Internet_20_link" text:visited-style-name="Visited_20_Internet_20_Link"><text:span text:style-name="T2">function="setLang(lang)"</text:span></text:a></text:p>
      <text:p text:style-name="P9"/>
      <table:table table:name="Tableau6" table:style-name="Tableau6">
        <table:table-column table:style-name="Tableau6.A"/>
        <table:table-column table:style-name="Tableau6.B"/>
        <table:table-row table:style-name="Tableau6.1">
          <table:table-cell office:value-type="string">
            <text:p text:style-name="P4"><draw:frame draw:style-name="fr1" draw:name="py3o.image(user.company_id.partner_id.image, 'png', height='1.3cm', isb64=True)" text:anchor-type="as-char" svg:width="2.935cm" draw:z-index="0"><draw:text-box fo:min-height="0.852cm"><text:p text:style-name="Frame_20_contents"/></draw:text-box></draw:frame></text:p>
          </table:table-cell>
          <table:table-cell office:value-type="string">
            <text:p text:style-name="P2"><text:text-input text:description="py3o://function=&quot;format_multiline_value(o.company_id.partner_id._display_full_address(details=['company', 'name', 'address', 'email']))&quot;">[company_address]</text:text-input></text:p>
          </table:table-cell>
        </table:table-row>
      </table:table>
      <text:p text:style-name="P12"/>
      <text:p text:style-name="P12">Attestation de <text:span text:style-name="T15">formation</text:span></text:p>
      <text:h text:style-name="P28" text:outline-level="2"><text:span text:style-name="T8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"><text:text-input text:description="py3o://function=&quot;format_multiline_value(o.company_id.partner_id._display_full_address(details=['company', 'name', 'email']))&quot;">[company_address]</text:text-input></text:p>
            <text:p text:style-name="P10">SIREN : <text:user-field-get text:name="py3o.o.company_id.siren">[siren]</text:user-field-get></text:p>
            <text:p text:style-name="P11">N° Agrément : <text:span text:style-name="T7"><text:user-field-get text:name="py3o.o.company_id.training_agreement">[agreement]</text:user-field-get></text:span></text:p>
            <text:p text:style-name="P24"><text:span text:style-name="T7"/>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6"><text:span text:style-name="T3">Dates </text:span><text:span text:style-name="T7">:</text:span> <text:span text:style-name="T9"><text:text-input text:description="py3o://function=&quot;formatLang(o.from_date, date=True)&quot;">[from_date]</text:text-input></text:span><text:span text:style-name="T9"> </text:span><text:span text:style-name="T10">à </text:span><text:span text:style-name="T11"><text:text-input text:description="py3o://function=&quot;formatLang(o.to_date, date=True)&quot;">[to_date]</text:text-input></text:span></text:p>
            <text:p text:style-name="P6"><text:span text:style-name="T11"/></text:p>
            <text:p text:style-name="P6"><text:span text:style-name="T4">N</text:span><text:span text:style-name="T6">br jours : </text:span><text:span text:style-name="T10"><text:user-field-get text:name="py3o.o.duration">[duration]</text:user-field-get></text:span></text:p>
            <text:p text:style-name="P6"><text:span text:style-name="T10"/></text:p>
            <text:p text:style-name="P17"><text:span text:style-name="T18">A</text:span>uditeur : _______________________</text:p>
          </table:table-cell>
        </table:table-row>
      </table:table>
      <text:p text:style-name="P14"/>
      <text:p text:style-name="P26"><text:span text:style-name="T7"><text:user-field-get text:name="py3o.o.company_id.partner_id.name">[company_name]</text:user-field-get></text:span><text:span text:style-name="T7"> </text:span><text:span text:style-name="T12">certifie que l’auditeur ci-dessus a suivi la formation "</text:span><text:span text:style-name="T8"><text:user-field-get text:name="py3o.o.name">[training_name]</text:user-field-get></text:span><text:span text:style-name="T12">"</text:span></text:p>
      <text:p text:style-name="P15"/>
      <text:p text:style-name="P23">Contenu de la formation :</text:p>
      <text:p text:style-name="P23"/>
      <text:p text:style-name="P22"><text:user-field-get text:name="py3o.o.content">[content]</text:user-field-get></text:p>
      <text:p text:style-name="P18"/>
      <text:p text:style-name="P15"/>
      <text:p text:style-name="P19"><text:span text:style-name="T15">Le</text:span> <text:span text:style-name="T16"><text:text-input text:description="py3o://function=&quot;formatLang(o.to_date, date=True)&quot;">[to_date]</text:text-input></text:span></text:p>
      <text:p text:style-name="P25"/>
      <text:p text:style-name="P25"><text:user-field-get text:name="py3o.o.trainer_id.name">[trainer]</text:user-field-get>, <text:span text:style-name="T15">Consultant / Formateur</text:span></text:p>
      <text:p text:style-name="P20"/>
      <text:p text:style-name="P21">Signa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09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1:10:40.123214845</meta:creation-date>
    <dc:date>2018-05-11T16:43:37.579156450</dc:date>
    <meta:editing-duration>PT53M59S</meta:editing-duration>
    <meta:editing-cycles>21</meta:editing-cycles>
    <meta:generator>LibreOffice/5.3.1.2$Linux_X86_64 LibreOffice_project/30m0$Build-2</meta:generator>
    <meta:document-statistic meta:table-count="2" meta:image-count="0" meta:object-count="0" meta:page-count="1" meta:paragraph-count="19" meta:word-count="65" meta:character-count="492" meta:non-whitespace-character-count="455"/>
  </office:meta>
</office:document-meta>
</file>